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lanta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ltimore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ffalo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olina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7" calcext:value-type="float">
            <text:p>2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ncinnati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las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n Bay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cksonville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nsas City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ami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nesota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w Orleans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Y Giants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akland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adelphia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ttsburgh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2.9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n Francisco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 Louis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pa Bay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nnesse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shington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